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1def8f" officeooo:paragraph-rsid="0032a766" style:font-weight-asian="normal" style:font-weight-complex="normal"/>
    </style:style>
    <style:style style:name="P11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8d0f" officeooo:paragraph-rsid="00339eb8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5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6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7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18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0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1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7">
      <style:text-properties style:text-line-through-style="solid" style:text-line-through-type="single" fo:font-weight="normal" officeooo:rsid="001d6d3d" officeooo:paragraph-rsid="0025dbee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4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5" style:family="paragraph" style:parent-style-name="Standard" style:list-style-name="L6">
      <style:text-properties style:text-line-through-style="solid" style:text-line-through-type="single" fo:font-weight="normal" officeooo:rsid="0023bfd3" officeooo:paragraph-rsid="0023bfd3" style:font-weight-asian="normal" style:font-weight-complex="normal"/>
    </style:style>
    <style:style style:name="P26" style:family="paragraph" style:parent-style-name="Standard" style:list-style-name="L5">
      <style:text-properties style:text-line-through-style="solid" style:text-line-through-type="single" fo:font-weight="normal" officeooo:rsid="0037328c" officeooo:paragraph-rsid="0037328c" style:font-weight-asian="normal" style:font-weight-complex="normal"/>
    </style:style>
    <style:style style:name="P27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7">Start firing projectiles</text:p>
        </text:list-item>
        <text:list-item>
          <text:p text:style-name="P19">Get all prj comps working</text:p>
          <text:list>
            <text:list-item>
              <text:p text:style-name="P27">Arc</text:p>
            </text:list-item>
            <text:list-item>
              <text:p text:style-name="P12"><text:span text:style-name="T5">Attraction constant</text:span></text:p>
            </text:list-item>
            <text:list-item>
              <text:p text:style-name="P18"><text:soft-page-break/>Repulsor constant</text:p>
            </text:list-item>
            <text:list-item>
              <text:p text:style-name="P18">Bounce</text:p>
            </text:list-item>
            <text:list-item>
              <text:p text:style-name="P18">Command fuze</text:p>
            </text:list-item>
            <text:list-item>
              <text:p text:style-name="P18">Contact fuze</text:p>
            </text:list-item>
            <text:list-item>
              <text:p text:style-name="P18">Immediate fuze</text:p>
            </text:list-item>
            <text:list-item>
              <text:p text:style-name="P18">Timed fuze</text:p>
            </text:list-item>
            <text:list-item>
              <text:p text:style-name="P18">Explosion</text:p>
            </text:list-item>
            <text:list-item>
              <text:p text:style-name="P18">Attraction explosion</text:p>
            </text:list-item>
            <text:list-item>
              <text:p text:style-name="P18">Repulsor explosion</text:p>
            </text:list-item>
            <text:list-item>
              <text:p text:style-name="P18">Heat seeker pattern</text:p>
            </text:list-item>
            <text:list-item>
              <text:p text:style-name="P18">Weaving pattern</text:p>
            </text:list-item>
          </text:list>
        </text:list-item>
        <text:list-item>
          <text:p text:style-name="P23">Jetting</text:p>
        </text:list-item>
        <text:list-item>
          <text:p text:style-name="P23">Resetting</text:p>
        </text:list-item>
        <text:list-item>
          <text:p text:style-name="P19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0">Basic AI</text:p>
        </text:list-item>
      </text:list>
      <text:list xml:id="list583802505805336752" text:style-name="L7">
        <text:list-item>
          <text:p text:style-name="P22">Particle systems</text:p>
        </text:list-item>
      </text:list>
      <text:list xml:id="list2935010457712816359" text:style-name="L6">
        <text:list-item>
          <text:p text:style-name="P25">Final projectile graphics</text:p>
        </text:list-item>
      </text:list>
      <text:list xml:id="list8304679606982346600" text:style-name="L5">
        <text:list-item>
          <text:p text:style-name="P21">Final graphic for buggy</text:p>
        </text:list-item>
        <text:list-item>
          <text:p text:style-name="P21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4">Title screen</text:p>
        </text:list-item>
        <text:list-item>
          <text:p text:style-name="P24">Sound</text:p>
          <text:list>
            <text:list-item>
              <text:p text:style-name="P26">Team scores</text:p>
            </text:list-item>
            <text:list-item>
              <text:p text:style-name="P26">Teleport</text:p>
            </text:list-item>
            <text:list-item>
              <text:p text:style-name="P26">Grab</text:p>
            </text:list-item>
            <text:list-item>
              <text:p text:style-name="P26">Weapon fire</text:p>
            </text:list-item>
            <text:list-item>
              <text:p text:style-name="P26">Explosion</text:p>
            </text:list-item>
          </text:list>
        </text:list-item>
        <text:list-item>
          <text:p text:style-name="P14">Free camera</text:p>
        </text:list-item>
        <text:list-item>
          <text:p text:style-name="P14">Kinetic “warhead”</text:p>
        </text:list-item>
      </text:list>
      <text:p text:style-name="P15"/>
      <text:p text:style-name="P16">Post compo:</text:p>
      <text:list xml:id="list2457590458613053008" text:style-name="L8">
        <text:list-item>
          <text:p text:style-name="P11">Determine if HTML5 version is feasable</text:p>
        </text:list-item>
        <text:list-item>
          <text:p text:style-name="P10">Music</text:p>
        </text:list-item>
        <text:list-item>
          <text:p text:style-name="P13">Seeker patt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4:56:19.884000000</dc:date>
    <meta:editing-duration>PT19H42M20S</meta:editing-duration>
    <meta:editing-cycles>24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7" meta:word-count="343" meta:character-count="1791" meta:non-whitespace-character-count="1593"/>
  </office:meta>
</office:document-meta>
</file>